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9.001cm" table:align="margins" style:shadow="none"/>
    </style:style>
    <style:style style:name="Tableau4.A" style:family="table-column">
      <style:table-column-properties style:column-width="8.899cm" style:rel-column-width="30692*"/>
    </style:style>
    <style:style style:name="Tableau4.B" style:family="table-column">
      <style:table-column-properties style:column-width="3.501cm" style:rel-column-width="12076*"/>
    </style:style>
    <style:style style:name="Tableau4.C" style:family="table-column">
      <style:table-column-properties style:column-width="3.295cm" style:rel-column-width="11364*"/>
    </style:style>
    <style:style style:name="Tableau4.D" style:family="table-column">
      <style:table-column-properties style:column-width="3.306cm" style:rel-column-width="11403*"/>
    </style:style>
    <style:style style:name="Tableau4.A1" style:family="table-cell">
      <style:table-cell-properties fo:padding="0.049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8.899cm" style:rel-column-width="30692*"/>
    </style:style>
    <style:style style:name="Tableau1.B" style:family="table-column">
      <style:table-column-properties style:column-width="3.501cm" style:rel-column-width="12076*"/>
    </style:style>
    <style:style style:name="Tableau1.C" style:family="table-column">
      <style:table-column-properties style:column-width="3.295cm" style:rel-column-width="11364*"/>
    </style:style>
    <style:style style:name="Tableau1.D" style:family="table-column">
      <style:table-column-properties style:column-width="3.306cm" style:rel-column-width="11403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-left="none" fo:border-right="none" fo:border-top="none" fo:border-bottom="0.05pt dotte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8.899cm" style:rel-column-width="30692*"/>
    </style:style>
    <style:style style:name="Tableau2.B" style:family="table-column">
      <style:table-column-properties style:column-width="3.501cm" style:rel-column-width="12076*"/>
    </style:style>
    <style:style style:name="Tableau2.C" style:family="table-column">
      <style:table-column-properties style:column-width="3.295cm" style:rel-column-width="11364*"/>
    </style:style>
    <style:style style:name="Tableau2.D" style:family="table-column">
      <style:table-column-properties style:column-width="3.306cm" style:rel-column-width="11403*"/>
    </style:style>
    <style:style style:name="Tableau2.A1" style:family="table-cell">
      <style:table-cell-properties fo:padding="0.049cm" fo:border="none"/>
    </style:style>
    <style:style style:name="Tableau2.A2" style:family="table-cell">
      <style:table-cell-properties fo:padding="0cm" fo:border="none"/>
    </style:style>
    <style:style style:name="Tableau2.A3" style:family="table-cell">
      <style:table-cell-properties style:vertical-align="middle" fo:padding="0.049cm" fo:border-left="none" fo:border-right="none" fo:border-top="0.05pt solid #000000" fo:border-bottom="none"/>
    </style:style>
    <style:style style:name="Tableau3" style:family="table">
      <style:table-properties style:width="19.001cm" table:align="margins" style:shadow="none"/>
    </style:style>
    <style:style style:name="Tableau3.A" style:family="table-column">
      <style:table-column-properties style:column-width="8.899cm" style:rel-column-width="30692*"/>
    </style:style>
    <style:style style:name="Tableau3.B" style:family="table-column">
      <style:table-column-properties style:column-width="3.501cm" style:rel-column-width="12076*"/>
    </style:style>
    <style:style style:name="Tableau3.C" style:family="table-column">
      <style:table-column-properties style:column-width="3.295cm" style:rel-column-width="11364*"/>
    </style:style>
    <style:style style:name="Tableau3.D" style:family="table-column">
      <style:table-column-properties style:column-width="3.306cm" style:rel-column-width="11403*"/>
    </style:style>
    <style:style style:name="Tableau3.A1" style:family="table-cell">
      <style:table-cell-properties fo:padding="0.049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8pt" officeooo:rsid="010798e2" officeooo:paragraph-rsid="010798e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8pt" officeooo:rsid="0115a0c2" officeooo:paragraph-rsid="0115a0c2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409218" fo:background-color="transparent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2pt" officeooo:rsid="010798e2" officeooo:paragraph-rsid="010798e2" style:font-size-asian="2pt" style:font-size-complex="2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2pt" officeooo:rsid="010798e2" officeooo:paragraph-rsid="010798e2" style:font-size-asian="1.75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2pt" officeooo:rsid="01078f82" officeooo:paragraph-rsid="0115b91f" style:font-size-asian="1.75pt" style:font-size-complex="2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9pt" fo:font-weight="bold" officeooo:rsid="010b0e91" officeooo:paragraph-rsid="010b0e91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4pt" officeooo:rsid="01078f82" officeooo:paragraph-rsid="01078f82" style:font-size-asian="3.5pt" style:font-size-complex="4pt"/>
    </style:style>
    <style:style style:name="P15" style:family="paragraph" style:parent-style-name="Standard">
      <style:text-properties officeooo:paragraph-rsid="00dce9c1"/>
    </style:style>
    <style:style style:name="P16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officeooo:paragraph-rsid="010b0e91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7pt" officeooo:rsid="01078f82" officeooo:paragraph-rsid="01078f82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7pt" officeooo:rsid="0115a0c2" officeooo:paragraph-rsid="0115a0c2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2pt" officeooo:rsid="010f3765" officeooo:paragraph-rsid="010f3765" style:font-size-asian="2pt" style:font-size-complex="2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8pt" officeooo:rsid="0115b91f" officeooo:paragraph-rsid="0115b91f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Open Sans" fo:font-size="8pt" officeooo:rsid="0115b91f" officeooo:paragraph-rsid="0115b91f" style:font-size-asian="8pt" style:font-size-complex="8pt"/>
    </style:style>
    <style:style style:name="P23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7pt" officeooo:rsid="01078f82" officeooo:paragraph-rsid="01078f82" style:font-size-asian="7pt" style:font-size-complex="7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9pt" fo:font-weight="bold" officeooo:rsid="010b0e91" officeooo:paragraph-rsid="010b0e9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8pt" fo:font-style="normal" officeooo:rsid="010f3765" officeooo:paragraph-rsid="010f3765" style:font-size-asian="8pt" style:font-style-asian="normal" style:font-size-complex="8pt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Open Sans" fo:font-size="4pt" officeooo:rsid="0115b91f" officeooo:paragraph-rsid="0115b91f" style:font-size-asian="3.5pt" style:font-size-complex="4pt"/>
    </style:style>
    <style:style style:name="P27" style:family="paragraph" style:parent-style-name="Standard">
      <style:paragraph-properties fo:text-align="center" style:justify-single-word="false"/>
      <style:text-properties style:font-name="Open Sans" fo:font-size="4pt" officeooo:rsid="0115b91f" officeooo:paragraph-rsid="0120dbbd" style:font-size-asian="3.5pt" style:font-size-complex="4pt"/>
    </style:style>
    <style:style style:name="P28" style:family="paragraph" style:parent-style-name="Table_20_Contents">
      <style:paragraph-properties fo:text-align="start" style:justify-single-word="false"/>
      <style:text-properties style:font-name="Open Sans" fo:font-size="8pt" officeooo:rsid="0115b91f" officeooo:paragraph-rsid="0120dbbd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8pt" officeooo:rsid="0115b91f" officeooo:paragraph-rsid="0120dbbd" style:font-size-asian="8pt" style:font-size-complex="8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160e1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DOCUMENT_NAME]</text:p>
      <text:p text:style-name="P8"/>
      <text:p text:style-name="P26"><draw:frame draw:style-name="fr1" draw:name="Cadre1" text:anchor-type="paragraph" svg:x="0.004cm" svg:y="0.254cm" svg:width="18.976cm" draw:z-index="2"><draw:text-box fo:min-height="1.392cm"><text:p text:style-name="P16">Filtres</text:p><text:p text:style-name="P9">[DATA_FILTERS]</text:p></draw:text-box></draw:frame></text:p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9">[N]</text:p>
          </table:table-cell>
          <table:table-cell table:style-name="Tableau3.A1" office:value-type="string">
            <text:p text:style-name="P29">[N_1]</text:p>
          </table:table-cell>
          <table:table-cell table:style-name="Tableau3.A1" office:value-type="string">
            <text:p text:style-name="P29">Variations <text:span text:style-name="T5">(%)</text:span></text:p>
          </table:table-cell>
        </table:table-row>
      </table:table>
      <text:p text:style-name="P27"/>
      <text:section text:style-name="Sect1" text:name="Section1">
        <text:p text:style-name="P14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P22">[GROUP_NAME]</text:p>
            </table:table-cell>
            <table:table-cell table:style-name="Tableau4.A1" office:value-type="string">
              <text:p text:style-name="P21"/>
            </table:table-cell>
            <table:table-cell table:style-name="Tableau4.A1" office:value-type="string">
              <text:p text:style-name="P21"/>
            </table:table-cell>
            <table:table-cell table:style-name="Tableau4.A1" office:value-type="string">
              <text:p text:style-name="P21"/>
            </table:table-cell>
          </table:table-row>
        </table:table>
        <text:p text:style-name="P1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P23">[NAME]</text:p>
            </table:table-cell>
            <table:table-cell table:style-name="Tableau1.A1" office:value-type="string">
              <text:p text:style-name="P18">[CURRENT_VALUE]</text:p>
            </table:table-cell>
            <table:table-cell table:style-name="Tableau1.A1" office:value-type="string">
              <text:p text:style-name="P18">[PREVIOUS_VALUE]</text:p>
            </table:table-cell>
            <table:table-cell table:style-name="Tableau1.A1" office:value-type="string">
              <text:p text:style-name="P19">[VARIATION_VALUE]</text:p>
            </table:table-cell>
          </table:table-row>
        </table:table>
        <text:p text:style-name="P11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5">[SUM_NAME]</text:p>
            </table:table-cell>
            <table:table-cell table:style-name="Tableau2.A1" office:value-type="string">
              <text:p text:style-name="P5">[CURRENT_SUM]</text:p>
            </table:table-cell>
            <table:table-cell table:style-name="Tableau2.A1" office:value-type="string">
              <text:p text:style-name="P5">[PREVIOUS_SUM]</text:p>
            </table:table-cell>
            <table:table-cell table:style-name="Tableau2.A1" office:value-type="string">
              <text:p text:style-name="P6">[VARIATION_SUM]</text:p>
            </table:table-cell>
          </table:table-row>
          <table:table-row>
            <table:table-cell table:style-name="Tableau2.A2" office:value-type="string">
              <text:p text:style-name="P20"/>
            </table:table-cell>
            <table:table-cell table:style-name="Tableau2.A2" office:value-type="string">
              <text:p text:style-name="P10"/>
            </table:table-cell>
            <table:table-cell table:style-name="Tableau2.A2" office:value-type="string">
              <text:p text:style-name="P10"/>
            </table:table-cell>
            <table:table-cell table:style-name="Tableau2.A2" office:value-type="string">
              <text:p text:style-name="P10"/>
            </table:table-cell>
          </table:table-row>
          <table:table-row>
            <table:table-cell table:style-name="Tableau2.A3" office:value-type="string">
              <text:p text:style-name="P24">[SUB_RESULT_NAME]</text:p>
            </table:table-cell>
            <table:table-cell table:style-name="Tableau2.A3" office:value-type="string">
              <text:p text:style-name="P13">[SUB_RESULT_CURRENT_VALUE]</text:p>
            </table:table-cell>
            <table:table-cell table:style-name="Tableau2.A3" office:value-type="string">
              <text:p text:style-name="P13">[SUB_RESULT_PREVIOUS_VALUE]</text:p>
            </table:table-cell>
            <table:table-cell table:style-name="Tableau2.A3" office:value-type="string">
              <text:p text:style-name="P13"/>
            </table:table-cell>
          </table:table-row>
        </table:table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19T15:30:23.830733338</dc:date>
    <meta:editing-duration>PT7H35M53S</meta:editing-duration>
    <meta:editing-cycles>201</meta:editing-cycles>
    <meta:generator>LibreOffice/6.0.7.3$Linux_X86_64 LibreOffice_project/00m0$Build-3</meta:generator>
    <meta:document-statistic meta:table-count="5" meta:image-count="2" meta:object-count="0" meta:page-count="1" meta:paragraph-count="23" meta:word-count="34" meta:character-count="350" meta:non-whitespace-character-count="337"/>
  </office:meta>
</office:document-meta>
</file>